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paragraph-properties fo:line-height="100%"/>
      <style:text-properties officeooo:rsid="05735d0c" officeooo:paragraph-rsid="060e4268"/>
    </style:style>
    <style:style style:name="P6" style:family="paragraph" style:parent-style-name="Heading_20_2">
      <style:text-properties officeooo:rsid="05735d0c" officeooo:paragraph-rsid="060f128b"/>
    </style:style>
    <style:style style:name="P7" style:family="paragraph" style:parent-style-name="Heading_20_2">
      <style:text-properties officeooo:rsid="05735d0c" officeooo:paragraph-rsid="0623ce0c"/>
    </style:style>
    <style:style style:name="P8" style:family="paragraph" style:parent-style-name="Heading_20_2">
      <style:text-properties style:font-name="David CLM" fo:font-weight="bold" officeooo:paragraph-rsid="06287576" style:font-weight-asian="bold" style:font-name-complex="David CLM" style:font-weight-complex="bold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text-properties officeooo:rsid="0606e134" officeooo:paragraph-rsid="0606e134"/>
    </style:style>
    <style:style style:name="P11" style:family="paragraph" style:parent-style-name="Text_20_body">
      <style:text-properties officeooo:rsid="060e4268" officeooo:paragraph-rsid="060e4268"/>
    </style:style>
    <style:style style:name="P12" style:family="paragraph" style:parent-style-name="Text_20_body">
      <style:text-properties officeooo:rsid="060e4268" officeooo:paragraph-rsid="0610a6c6"/>
    </style:style>
    <style:style style:name="P13" style:family="paragraph" style:parent-style-name="Text_20_body">
      <style:text-properties officeooo:rsid="060f128b" officeooo:paragraph-rsid="060f128b"/>
    </style:style>
    <style:style style:name="P14" style:family="paragraph" style:parent-style-name="Text_20_body">
      <style:text-properties officeooo:rsid="05d80ef2" officeooo:paragraph-rsid="0614d153"/>
    </style:style>
    <style:style style:name="P15" style:family="paragraph" style:parent-style-name="Text_20_body">
      <style:text-properties officeooo:rsid="05d80ef2" officeooo:paragraph-rsid="06194351"/>
    </style:style>
    <style:style style:name="P16" style:family="paragraph" style:parent-style-name="Text_20_body">
      <style:text-properties officeooo:rsid="05d80ef2" officeooo:paragraph-rsid="05db0cb0"/>
    </style:style>
    <style:style style:name="P17" style:family="paragraph" style:parent-style-name="Text_20_body">
      <style:text-properties officeooo:rsid="05d7049a" officeooo:paragraph-rsid="05d7049a"/>
    </style:style>
    <style:style style:name="P18" style:family="paragraph" style:parent-style-name="Text_20_body">
      <style:text-properties officeooo:rsid="06151e6f" officeooo:paragraph-rsid="06151e6f"/>
    </style:style>
    <style:style style:name="P19" style:family="paragraph" style:parent-style-name="Text_20_body">
      <style:text-properties officeooo:paragraph-rsid="0625c719"/>
    </style:style>
    <style:style style:name="P20" style:family="paragraph" style:parent-style-name="Text_20_body">
      <style:text-properties officeooo:rsid="0625c719" officeooo:paragraph-rsid="0625c719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4" style:family="paragraph" style:parent-style-name="Text_20_body">
      <style:paragraph-properties fo:text-align="start" style:justify-single-word="false" style:writing-mode="lr-t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6287576"/>
    </style:style>
    <style:style style:name="P2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30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31" style:family="paragraph" style:parent-style-name="Text_20_body" style:list-style-name="L1">
      <style:text-properties officeooo:rsid="060f128b" officeooo:paragraph-rsid="060f128b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officeooo:paragraph-rsid="06287576"/>
    </style:style>
    <style:style style:name="P33" style:family="paragraph" style:parent-style-name="Standard" style:list-style-name="L2">
      <style:paragraph-properties fo:text-align="start" style:justify-single-word="false" style:writing-mode="lr-tb"/>
      <style:text-properties officeooo:paragraph-rsid="06287576"/>
    </style:style>
    <style:style style:name="P34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339e8"/>
    </style:style>
    <style:style style:name="T9" style:family="text">
      <style:text-properties officeooo:rsid="05e459a1"/>
    </style:style>
    <style:style style:name="T10" style:family="text">
      <style:text-properties officeooo:rsid="05e60424"/>
    </style:style>
    <style:style style:name="T11" style:family="text">
      <style:text-properties officeooo:rsid="05e81ee2"/>
    </style:style>
    <style:style style:name="T12" style:family="text">
      <style:text-properties officeooo:rsid="05ed6dcb"/>
    </style:style>
    <style:style style:name="T13" style:family="text">
      <style:text-properties officeooo:rsid="05eda19f"/>
    </style:style>
    <style:style style:name="T14" style:family="text">
      <style:text-properties officeooo:rsid="05edf9e3"/>
    </style:style>
    <style:style style:name="T15" style:family="text">
      <style:text-properties officeooo:rsid="05eed58a"/>
    </style:style>
    <style:style style:name="T16" style:family="text">
      <style:text-properties officeooo:rsid="05ff79ad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edf9e3" style:font-style-asian="italic" style:font-style-complex="italic"/>
    </style:style>
    <style:style style:name="T22" style:family="text">
      <style:text-properties fo:font-style="italic" officeooo:rsid="05be395e" style:font-style-asian="italic" style:font-style-complex="italic"/>
    </style:style>
    <style:style style:name="T23" style:family="text">
      <style:text-properties officeooo:rsid="060f128b"/>
    </style:style>
    <style:style style:name="T24" style:family="text">
      <style:text-properties officeooo:rsid="0610a6c6"/>
    </style:style>
    <style:style style:name="T25" style:family="text">
      <style:text-properties officeooo:rsid="0611b8eb"/>
    </style:style>
    <style:style style:name="T26" style:family="text">
      <style:text-properties officeooo:rsid="0613b34e"/>
    </style:style>
    <style:style style:name="T27" style:family="text">
      <style:text-properties officeooo:rsid="06151e6f"/>
    </style:style>
    <style:style style:name="T28" style:family="text">
      <style:text-properties officeooo:rsid="0617083f"/>
    </style:style>
    <style:style style:name="T29" style:family="text">
      <style:text-properties officeooo:rsid="06188845"/>
    </style:style>
    <style:style style:name="T30" style:family="text">
      <style:text-properties officeooo:rsid="06194351"/>
    </style:style>
    <style:style style:name="T31" style:family="text">
      <style:text-properties officeooo:rsid="061b6495"/>
    </style:style>
    <style:style style:name="T32" style:family="text">
      <style:text-properties officeooo:rsid="061fe8c2"/>
    </style:style>
    <style:style style:name="T33" style:family="text">
      <style:text-properties officeooo:rsid="0621c7ae"/>
    </style:style>
    <style:style style:name="T34" style:family="text">
      <style:text-properties style:text-position="sub 58%"/>
    </style:style>
    <style:style style:name="T35" style:family="text">
      <style:text-properties officeooo:rsid="062227d4"/>
    </style:style>
    <style:style style:name="T36" style:family="text">
      <style:text-properties officeooo:rsid="0623ce0c"/>
    </style:style>
    <style:style style:name="T37" style:family="text">
      <style:text-properties style:font-name="David CLM" fo:font-size="12pt" style:font-size-asian="12pt" style:font-name-complex="David CLM" style:font-size-complex="12pt"/>
    </style:style>
    <style:style style:name="T38" style:family="text">
      <style:text-properties style:font-name="David CLM" fo:font-size="12pt" officeooo:rsid="04c501c7" style:font-size-asian="12pt" style:font-name-complex="David CLM" style:font-size-complex="12pt"/>
    </style:style>
    <style:style style:name="T39" style:family="text">
      <style:text-properties style:font-name="David CLM" fo:font-size="12pt" officeooo:rsid="04a3a115" style:font-size-asian="12pt" style:font-name-complex="David CLM" style:font-size-complex="12pt"/>
    </style:style>
    <style:style style:name="T40" style:family="text">
      <style:text-properties style:font-name="David CLM" fo:font-size="12pt" officeooo:rsid="04a4a5a4" style:font-size-asian="12pt" style:font-name-complex="David CLM" style:font-size-complex="12pt"/>
    </style:style>
    <style:style style:name="T41" style:family="text">
      <style:text-properties style:font-name="David CLM" fo:font-size="12pt" officeooo:rsid="04a7a32a" style:font-size-asian="12pt" style:font-name-complex="David CLM" style:font-size-complex="12pt"/>
    </style:style>
    <style:style style:name="T42" style:family="text">
      <style:text-properties style:font-name="David CLM" fo:font-size="12pt" officeooo:rsid="04a8848a" style:font-size-asian="12pt" style:font-name-complex="David CLM" style:font-size-complex="12pt"/>
    </style:style>
    <style:style style:name="T43" style:family="text">
      <style:text-properties style:font-name="David CLM" fo:font-size="12pt" officeooo:rsid="04a6b51a" style:font-size-asian="12pt" style:font-name-complex="David CLM" style:font-size-complex="12pt"/>
    </style:style>
    <style:style style:name="T44" style:family="text">
      <style:text-properties style:font-name="David CLM" fo:font-size="12pt" officeooo:rsid="04ad21c3" style:font-size-asian="12pt" style:font-name-complex="David CLM" style:font-size-complex="12pt"/>
    </style:style>
    <style:style style:name="T45" style:family="text">
      <style:text-properties style:font-name="David CLM" fo:font-size="12pt" officeooo:rsid="04e0a58e" style:font-size-asian="12pt" style:font-name-complex="David CLM" style:font-size-complex="12pt"/>
    </style:style>
    <style:style style:name="T46" style:family="text">
      <style:text-properties style:font-name="David CLM" fo:font-size="12pt" fo:language="en" fo:country="US" officeooo:rsid="04a3a115" style:font-size-asian="12pt" style:font-name-complex="David CLM" style:font-size-complex="12pt"/>
    </style:style>
    <style:style style:name="T47" style:family="text">
      <style:text-properties style:font-name="David CLM" fo:font-size="12pt" fo:font-weight="normal" officeooo:rsid="04a8848a" style:font-size-asian="12pt" style:font-weight-asian="normal" style:font-name-complex="David CLM" style:font-size-complex="12pt" style:font-weight-complex="normal"/>
    </style:style>
    <style:style style:name="T48" style:family="text">
      <style:text-properties style:font-name="David CLM" fo:font-size="12pt" fo:font-weight="normal" officeooo:rsid="04a910e2" style:font-size-asian="12pt" style:font-weight-asian="normal" style:font-name-complex="David CLM" style:font-size-complex="12pt" style:font-weight-complex="normal"/>
    </style:style>
    <style:style style:name="T49" style:family="text">
      <style:text-properties style:font-name="David CLM" fo:font-size="12pt" fo:font-weight="normal" officeooo:rsid="04aa3146" style:font-size-asian="12pt" style:font-weight-asian="normal" style:font-name-complex="David CLM" style:font-size-complex="12pt" style:font-weight-complex="normal"/>
    </style:style>
    <style:style style:name="T50" style:family="text">
      <style:text-properties style:font-name="David CLM" fo:font-size="12pt" fo:font-weight="bold" style:font-size-asian="12pt" style:font-name-complex="David CLM" style:font-size-complex="12pt"/>
    </style:style>
    <style:style style:name="T51" style:family="text">
      <style:text-properties officeooo:rsid="044d63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חלוקת שכר-<text:span text:style-name="T16">דירה</text:span></text:h>
      <text:p text:style-name="P8">מאמרים<text:span text:style-name="T51"> להרחבה ולמטלת רשות</text:span></text:p>
      <text:list xml:id="list1174565244" text:style-name="L2">
        <text:list-item>
          <text:p text:style-name="P33"><text:span text:style-name="Citation"><text:span text:style-name="T37">M Ghodsi, M Latifian, Arman</text:span></text:span><text:span text:style-name="Citation"><text:span text:style-name="T39"> </text:span></text:span><text:span text:style-name="Citation"><text:span text:style-name="T37">Mohammadi</text:span></text:span><text:span text:style-name="Citation"><text:span text:style-name="T40">,</text:span></text:span><text:span text:style-name="Citation"><text:span text:style-name="T39"> </text:span></text:span><text:span text:style-name="T37">Sadra</text:span><text:span text:style-name="T39"> </text:span><text:span text:style-name="T37">Moradian</text:span><text:span text:style-name="T39">, </text:span><text:span text:style-name="T37">Masoud</text:span><text:span text:style-name="T39"> </text:span><text:span text:style-name="T37">Seddighin</text:span><text:span text:style-name="T39"> (</text:span><text:span text:style-name="Citation"><text:span text:style-name="T37">2018</text:span></text:span><text:span text:style-name="Citation"><text:span text:style-name="T39">), "</text:span></text:span><text:a xlink:type="simple" xlink:href="https://www.researchgate.net/publication/328973507_Rent_Division_Among_Groups_12th_International_Conference_COCOA_2018_Atlanta_GA_USA_December_15-17_2018_Proceedings/download" text:style-name="Internet_20_link" text:visited-style-name="Visited_20_Internet_20_Link"><text:span text:style-name="Citation"><text:span text:style-name="T46">Rent Division Among Groups</text:span></text:span></text:a><text:span text:style-name="Citation"><text:span text:style-name="T39">"</text:span></text:span></text:p>
        </text:list-item>
        <text:list-item>
          <text:p text:style-name="P33"><text:span text:style-name="Citation"><text:span text:style-name="T41">Velez (2018), "Equitable Rent Division", https://dl.acm.org/citation.cfm?id=3274528</text:span></text:span><text:span text:style-name="Citation"><text:span text:style-name="T42">, http://respec.tamu.edu/velezeqrent.pdf</text:span></text:span></text:p>
        </text:list-item>
        <text:list-item>
          <text:p text:style-name="P33"><text:a xlink:type="simple" xlink:href="https://scholar.google.co.il/citations?user=8ZpV-lkAAAAJ&amp;hl=iw&amp;oi=sra" text:style-name="Internet_20_link" text:visited-style-name="Visited_20_Internet_20_Link"><text:span text:style-name="Citation"><text:span text:style-name="T47">AD Procaccia</text:span></text:span></text:a><text:span text:style-name="Citation"><text:span text:style-name="T47">, </text:span></text:span><text:a xlink:type="simple" xlink:href="https://scholar.google.co.il/citations?user=gTMYymEAAAAJ&amp;hl=iw&amp;oi=sra" text:style-name="Internet_20_link" text:visited-style-name="Visited_20_Internet_20_Link"><text:span text:style-name="Citation"><text:span text:style-name="T47">RA Velez</text:span></text:span></text:a><text:span text:style-name="Citation"><text:span text:style-name="T47">, D Yu</text:span></text:span><text:span text:style-name="Citation"><text:span text:style-name="T48"> (2018), "</text:span></text:span><text:bookmark text:name="G0Laerc2c8sJ"/><text:a xlink:type="simple" xlink:href="https://www.aaai.org/ocs/index.php/AAAI/AAAI18/paper/viewPaper/16936" text:style-name="Internet_20_link" text:visited-style-name="Visited_20_Internet_20_Link"><text:span text:style-name="Citation"><text:span text:style-name="T48">Fair rent division on a budget‏</text:span></text:span></text:a><text:span text:style-name="Citation"><text:span text:style-name="T48">"</text:span></text:span><text:span text:style-name="Citation"><text:span text:style-name="T49">.</text:span></text:span></text:p>
        </text:list-item>
        <text:list-item>
          <text:p text:style-name="P33"><text:a xlink:type="simple" xlink:href="https://epubs.siam.org/author/Asada%2C+Megumi" text:style-name="Internet_20_link" text:visited-style-name="Visited_20_Internet_20_Link"><text:span text:style-name="Strong_20_Emphasis"><text:span text:style-name="T39">Megumi Asada</text:span></text:span></text:a><text:span text:style-name="Citation"><text:span text:style-name="T39">, </text:span></text:span><text:a xlink:type="simple" xlink:href="https://epubs.siam.org/author/Frick%2C+Florian" text:style-name="Internet_20_link" text:visited-style-name="Visited_20_Internet_20_Link"><text:span text:style-name="Strong_20_Emphasis"><text:span text:style-name="T39">Florian Frick</text:span></text:span></text:a><text:span text:style-name="Citation"><text:span text:style-name="T39">, </text:span></text:span><text:a xlink:type="simple" xlink:href="https://epubs.siam.org/author/Pisharody%2C+Vivek" text:style-name="Internet_20_link" text:visited-style-name="Visited_20_Internet_20_Link"><text:span text:style-name="Strong_20_Emphasis"><text:span text:style-name="T39">Vivek Pisharody</text:span></text:span></text:a><text:span text:style-name="Citation"><text:span text:style-name="T39">, </text:span></text:span><text:a xlink:type="simple" xlink:href="https://epubs.siam.org/author/Polevy%2C+Maxwell" text:style-name="Internet_20_link" text:visited-style-name="Visited_20_Internet_20_Link"><text:span text:style-name="Strong_20_Emphasis"><text:span text:style-name="T39">Maxwell Polevy</text:span></text:span></text:a><text:span text:style-name="Citation"><text:span text:style-name="T39">, </text:span></text:span><text:a xlink:type="simple" xlink:href="https://epubs.siam.org/author/Stoner%2C+David" text:style-name="Internet_20_link" text:visited-style-name="Visited_20_Internet_20_Link"><text:span text:style-name="Strong_20_Emphasis"><text:span text:style-name="T39">David Stoner</text:span></text:span></text:a><text:span text:style-name="Citation"><text:span text:style-name="T39">, </text:span></text:span><text:a xlink:type="simple" xlink:href="https://epubs.siam.org/author/Tsang%2C+Ling+Hei" text:style-name="Internet_20_link" text:visited-style-name="Visited_20_Internet_20_Link"><text:span text:style-name="Strong_20_Emphasis"><text:span text:style-name="T39">Ling Hei Tsang</text:span></text:span></text:a><text:span text:style-name="Citation"><text:span text:style-name="T39">, and </text:span></text:span><text:a xlink:type="simple" xlink:href="https://epubs.siam.org/author/Wellner%2C+Zoe" text:style-name="Internet_20_link" text:visited-style-name="Visited_20_Internet_20_Link"><text:span text:style-name="Strong_20_Emphasis"><text:span text:style-name="T39">Zoe Wellner</text:span></text:span></text:a><text:span text:style-name="Citation"><text:span text:style-name="T43">,: "Fair Division and Generalizations of Sperner- and KKM-type Results", </text:span></text:span><text:a xlink:type="simple" xlink:href="https://epubs.siam.org/doi/abs/10.1137/17M1116210" text:style-name="Internet_20_link" text:visited-style-name="Visited_20_Internet_20_Link"><text:span text:style-name="Citation"><text:span text:style-name="T39">https://epubs.siam.org/doi/abs/10.1137/17M1116210</text:span></text:span></text:a></text:p>
        </text:list-item>
        <text:list-item>
          <text:p text:style-name="P32"><text:span text:style-name="Citation"><text:span text:style-name="T37">Azrieli, Yaron; Shmaya, Eran (2014). "Rental harmony with roommates". Journal of Economic Theory. </text:span></text:span><text:span text:style-name="Citation"><text:span text:style-name="T50">153</text:span></text:span><text:span text:style-name="Citation"><text:span text:style-name="T37">: 128. </text:span></text:span><text:a xlink:type="simple" xlink:href="https://en.wikipedia.org/wiki/ArXiv" text:style-name="Internet_20_link" text:visited-style-name="Visited_20_Internet_20_Link"><text:span text:style-name="Citation"><text:span text:style-name="T37">arXiv</text:span></text:span></text:a><text:a xlink:type="simple" xlink:href="https://arxiv.org/abs/1406.6672" text:style-name="Internet_20_link" text:visited-style-name="Visited_20_Internet_20_Link"><text:span text:style-name="Citation"><text:span text:style-name="T37">1406.6672</text:span></text:span></text:a><text:span text:style-name="Citation"><text:span text:style-name="T37">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7">doi</text:span></text:span></text:a><text:span text:style-name="Citation"><text:span text:style-name="T37">:</text:span></text:span><text:a xlink:type="simple" xlink:href="https://doi.org/10.1016%2Fj.jet.2014.06.006" text:style-name="Internet_20_link" text:visited-style-name="Visited_20_Internet_20_Link"><text:span text:style-name="Citation"><text:span text:style-name="T37">10.1016/j.jet.2014.06.006</text:span></text:span></text:a><text:span text:style-name="Citation"><text:span text:style-name="T37">.</text:span></text:span></text:p>
        </text:list-item>
        <text:list-item>
          <text:p text:style-name="P32"><text:span text:style-name="Citation"><text:span text:style-name="T37">Lachlan Dufton and Kate Larson (2011). </text:span></text:span><text:a xlink:type="simple" xlink:href="http://ijcai-11.iiia.csic.es/files/proceedings/SocialChoiceAndAI2011.pdf#page=34" text:style-name="Internet_20_link" text:visited-style-name="Visited_20_Internet_20_Link"><text:span text:style-name="Citation"><text:span text:style-name="T37">"Randomised Room Assignment-Rent Division"</text:span></text:span></text:a><text:span text:style-name="Citation"><text:span text:style-name="T37"> (PDF). Proceedings of the IJCAI-2011 Workshop on Social Choice and Artificial Intelligence. IJCAI. pp.</text:span></text:span><text:span text:style-name="Citation"><text:span text:style-name="T44"> </text:span></text:span><text:span text:style-name="Citation"><text:span text:style-name="T37">34–39. Retrieved 5 March 2016.</text:span></text:span></text:p>
        </text:list-item>
        <text:list-item>
          <text:p text:style-name="P32"><text:span text:style-name="Citation"><text:span text:style-name="T37">Sun, Ning; Yang, Zaifu (2003). "A general strategy proof fair allocation mechanism". Economics Letters. </text:span></text:span><text:span text:style-name="Citation"><text:span text:style-name="T50">81</text:span></text:span><text:span text:style-name="Citation"><text:span text:style-name="T37">: 73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7">doi</text:span></text:span></text:a><text:span text:style-name="Citation"><text:span text:style-name="T37">:</text:span></text:span><text:a xlink:type="simple" xlink:href="https://doi.org/10.1016%2Fs0165-1765%2803%2900151-4" text:style-name="Internet_20_link" text:visited-style-name="Visited_20_Internet_20_Link"><text:span text:style-name="Citation"><text:span text:style-name="T37">10.1016/s0165-1765(03)00151-4</text:span></text:span></text:a><text:span text:style-name="Citation"><text:span text:style-name="T37">.</text:span></text:span></text:p>
        </text:list-item>
        <text:list-item>
          <text:p text:style-name="P32"><text:span text:style-name="Citation"><text:span text:style-name="T37">Andersson, Tommy (2009). </text:span></text:span><text:a xlink:type="simple" xlink:href="https://lup.lub.lu.se/search/publication/1451850" text:style-name="Internet_20_link" text:visited-style-name="Visited_20_Internet_20_Link"><text:span text:style-name="Citation"><text:span text:style-name="T37">"A general strategy-proof fair allocation mechanism revisited"</text:span></text:span></text:a><text:span text:style-name="Citation"><text:span text:style-name="T37">. Economics Bulletin: 1719–1724.</text:span></text:span></text:p>
        </text:list-item>
        <text:list-item>
          <text:p text:style-name="P32"><text:span text:style-name="Citation"><text:span text:style-name="T37">Andersson, Tommy; Ehlers, Lars; Svensson, Lars-Gunnar (2014). "Budget balance, fairness, and minimal manipulability". Theoretical Economics. </text:span></text:span><text:span text:style-name="Citation"><text:span text:style-name="T50">9</text:span></text:span><text:span text:style-name="Citation"><text:span text:style-name="T37"> (3): 753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7">doi</text:span></text:span></text:a><text:span text:style-name="Citation"><text:span text:style-name="T37">:</text:span></text:span><text:a xlink:type="simple" xlink:href="https://doi.org/10.3982%2Fte1346" text:style-name="Internet_20_link" text:visited-style-name="Visited_20_Internet_20_Link"><text:span text:style-name="Citation"><text:span text:style-name="T37">10.3982/te1346</text:span></text:span></text:a><text:span text:style-name="Citation"><text:span text:style-name="T37">.</text:span></text:span></text:p>
        </text:list-item>
        <text:list-item>
          <text:p text:style-name="P32"><text:span text:style-name="Citation"><text:span text:style-name="T45">Gal, Ya'akov (Kobi); Mash, Moshe; Procaccia, Ariel D.; Zick, Yair (2016). </text:span></text:span><text:a xlink:type="simple" xlink:href="http://dl.acm.org/citation.cfm?id=2940716.2940724" text:style-name="Internet_20_link" text:visited-style-name="Visited_20_Internet_20_Link"><text:span text:style-name="Citation"><text:span text:style-name="T45">"Which Is the Fairest (Rent Division) of Them All?"</text:span></text:span></text:a><text:span text:style-name="Citation"><text:span text:style-name="T45">. ACM: 67–84. </text:span></text:span><text:a xlink:type="simple" xlink:href="https://en.wikipedia.org/wiki/Digital_object_identifier" text:style-name="Internet_20_link" text:visited-style-name="Visited_20_Internet_20_Link"><text:span text:style-name="Citation"><text:span text:style-name="T45">doi</text:span></text:span></text:a><text:span text:style-name="Citation"><text:span text:style-name="T45">:</text:span></text:span><text:a xlink:type="simple" xlink:href="https://doi.org/10.1145%2F2940716.2940724" text:style-name="Internet_20_link" text:visited-style-name="Visited_20_Internet_20_Link"><text:span text:style-name="Citation"><text:span text:style-name="T45">10.1145/2940716.2940724</text:span></text:span></text:a><text:span text:style-name="Citation"><text:span text:style-name="T45">. </text:span></text:span><text:a xlink:type="simple" xlink:href="https://en.wikipedia.org/wiki/International_Standard_Book_Number" text:style-name="Internet_20_link" text:visited-style-name="Visited_20_Internet_20_Link"><text:span text:style-name="Citation"><text:span text:style-name="T45">ISBN</text:span></text:span></text:a><text:span text:style-name="Citation"><text:span text:style-name="T45"> </text:span></text:span><text:a xlink:type="simple" xlink:href="https://en.wikipedia.org/wiki/Special:BookSources/9781450339360" text:style-name="Internet_20_link" text:visited-style-name="Visited_20_Internet_20_Link"><text:span text:style-name="Citation"><text:span text:style-name="T45">9781450339360</text:span></text:span></text:a><text:span text:style-name="Citation"><text:span text:style-name="T45">.</text:span></text:span></text:p>
        </text:list-item>
      </text:list>
      <text:p text:style-name="P26"><text:span text:style-name="Citation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0:03:13.222676634</dc:date>
    <meta:editing-duration>P11DT4H59M32S</meta:editing-duration>
    <meta:editing-cycles>1398</meta:editing-cycles>
    <dc:creator>Erel Segal-Halevi</dc:creator>
    <meta:document-statistic meta:table-count="0" meta:image-count="0" meta:object-count="0" meta:page-count="1" meta:paragraph-count="14" meta:word-count="207" meta:character-count="1606" meta:non-whitespace-character-count="1426"/>
  </office:meta>
</office:document-meta>
</file>